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441a" officeooo:paragraph-rsid="0016441a"/>
    </style:style>
    <style:style style:name="P2" style:family="paragraph" style:parent-style-name="Standard">
      <style:paragraph-properties fo:text-align="justify" style:justify-single-word="false"/>
      <style:text-properties officeooo:rsid="0017ea9e" officeooo:paragraph-rsid="0017ea9e"/>
    </style:style>
    <style:style style:name="P3" style:family="paragraph" style:parent-style-name="Standard">
      <style:paragraph-properties fo:text-align="justify" style:justify-single-word="false"/>
      <style:text-properties officeooo:rsid="00194f55" officeooo:paragraph-rsid="00194f55"/>
    </style:style>
    <style:style style:name="P4" style:family="paragraph" style:parent-style-name="Standard">
      <style:paragraph-properties fo:text-align="justify" style:justify-single-word="false"/>
      <style:text-properties officeooo:paragraph-rsid="00194f55"/>
    </style:style>
    <style:style style:name="P5" style:family="paragraph" style:parent-style-name="Standard">
      <style:paragraph-properties fo:text-align="justify" style:justify-single-word="false"/>
      <style:text-properties officeooo:paragraph-rsid="001ccf1f"/>
    </style:style>
    <style:style style:name="P6" style:family="paragraph" style:parent-style-name="Standard">
      <style:paragraph-properties fo:text-align="justify" style:justify-single-word="false"/>
      <style:text-properties officeooo:rsid="001a8ba4" officeooo:paragraph-rsid="001a8ba4"/>
    </style:style>
    <style:style style:name="P7" style:family="paragraph" style:parent-style-name="Standard">
      <style:paragraph-properties fo:text-align="justify" style:justify-single-word="false"/>
      <style:text-properties officeooo:rsid="001b169e" officeooo:paragraph-rsid="001b169e"/>
    </style:style>
    <style:style style:name="P8" style:family="paragraph" style:parent-style-name="Standard">
      <style:paragraph-properties fo:text-align="justify" style:justify-single-word="false"/>
      <style:text-properties officeooo:rsid="001ccf1f" officeooo:paragraph-rsid="001ccf1f"/>
    </style:style>
    <style:style style:name="P9" style:family="paragraph" style:parent-style-name="Standard">
      <style:paragraph-properties fo:text-align="justify" style:justify-single-word="false"/>
      <style:text-properties officeooo:rsid="001ccf1f" officeooo:paragraph-rsid="001d8e94"/>
    </style:style>
    <style:style style:name="P10" style:family="paragraph" style:parent-style-name="Standard">
      <style:paragraph-properties fo:text-align="justify" style:justify-single-word="false"/>
      <style:text-properties officeooo:rsid="001d8e94" officeooo:paragraph-rsid="001d8e94"/>
    </style:style>
    <style:style style:name="P11" style:family="paragraph" style:parent-style-name="Standard">
      <style:paragraph-properties fo:text-align="justify" style:justify-single-word="false"/>
      <style:text-properties officeooo:rsid="001a8ba4" officeooo:paragraph-rsid="001a8ba4"/>
    </style:style>
    <style:style style:name="P12" style:family="paragraph" style:parent-style-name="Standard">
      <style:paragraph-properties fo:text-align="justify" style:justify-single-word="false"/>
      <style:text-properties officeooo:rsid="001b169e" officeooo:paragraph-rsid="001b169e"/>
    </style:style>
    <style:style style:name="P13" style:family="paragraph" style:parent-style-name="Standard">
      <style:paragraph-properties fo:text-align="justify" style:justify-single-word="false"/>
      <style:text-properties officeooo:rsid="001ccf1f" officeooo:paragraph-rsid="001d8e94"/>
    </style:style>
    <style:style style:name="P14" style:family="paragraph" style:parent-style-name="Standard">
      <style:paragraph-properties fo:text-align="justify" style:justify-single-word="false"/>
      <style:text-properties officeooo:rsid="001fe05e" officeooo:paragraph-rsid="001fe05e"/>
    </style:style>
    <style:style style:name="T1" style:family="text">
      <style:text-properties officeooo:rsid="0017ea9e"/>
    </style:style>
    <style:style style:name="T2" style:family="text">
      <style:text-properties officeooo:rsid="00194f55"/>
    </style:style>
    <style:style style:name="T3" style:family="text">
      <style:text-properties officeooo:rsid="0019dfce"/>
    </style:style>
    <style:style style:name="T4" style:family="text">
      <style:text-properties officeooo:rsid="001a8ba4"/>
    </style:style>
    <style:style style:name="T5" style:family="text">
      <style:text-properties officeooo:rsid="001ccf1f"/>
    </style:style>
    <style:style style:name="T6" style:family="text">
      <style:text-properties officeooo:rsid="001d8e94"/>
    </style:style>
    <style:style style:name="T7" style:family="text">
      <style:text-properties officeooo:rsid="002021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trodução, desenvolvimento, referencial teórico, <text:span text:style-name="T1">metodologia / materiais e métodos, resultados e discussão, considerações finais, conclusão.</text:span></text:p>
      <text:p text:style-name="P1"/>
      <text:p text:style-name="P2">2. <text:span text:style-name="T2">Na introdução o autor deve explicar detalhadamente o trabalho ao leitor.</text:span></text:p>
      <text:p text:style-name="P2"><text:s/>…</text:p>
      <text:p text:style-name="P3">A introdução é dividida basicamente em quatro partes:</text:p>
      <text:p text:style-name="P3"><text:tab/>1. Contextualização e motivação;</text:p>
      <text:p text:style-name="P3"><text:tab/>2. Problema, hipóteses (opcional) e objetivo(s);</text:p>
      <text:p text:style-name="P3"><text:tab/>3. Justificativas;</text:p>
      <text:p text:style-name="P3"><text:tab/>4. Estrutura (ou organização) do trabalho.</text:p>
      <text:p text:style-name="P2"/>
      <text:p text:style-name="P4"><text:span text:style-name="T2">3. No refer</text:span><text:span text:style-name="T3">e</text:span><text:span text:style-name="T2">ncia</text:span><text:span text:style-name="T3">l</text:span><text:span text:style-name="T2"> teórico, o autor </text:span><text:span text:style-name="T3">deve embasar e contextualizar o leitor sobre o assunto tratado no trabalho. Deve-se fazer uma revisão de literatura, através de citações, a fim de evitar o desenvolvimento de trabalho semelhando a algum já publicado e permitir que o autor reafirme ou refute alguma citação. O referencial teórico </text:span><text:span text:style-name="T4">pode ser dividido em duas partes: referencial básico e referencial relacionado.</text:span></text:p>
      <text:p text:style-name="P4"/>
      <text:p text:style-name="P6">4. É a descrição detalhada do caminho percorrido para que a pesquisa alcançasse seus objetivos. Deve-se explicar as técnicas e processos utilizados de forma que outros pesquisadores possam repetir experimentos realizados. Pode ser divida nas seguintes partes: informar a tipificação da pesquisa, identificar os participantes e o contexto onde se deu a investigação, descrever a forma de obtenção dos dados.</text:p>
      <text:p text:style-name="P6"/>
      <text:p text:style-name="P6">5. ……</text:p>
      <text:p text:style-name="P6"/>
      <text:p text:style-name="P7">6.</text:p>
      <text:p text:style-name="P6"/>
      <text:p text:style-name="P7">7. Citação é uma informação extraída de outra publicação. Tem como objetivo confirmar, ilustrar, esclarecer ou embasar as ideias do autor.</text:p>
      <text:p text:style-name="P7"/>
      <text:p text:style-name="P7">8. 1. Citação direta ou textual (cópia)</text:p>
      <text:p text:style-name="P7"><text:s text:c="4"/>2. C<text:span text:style-name="T5">itação indireta ou livre (interpretação)</text:span></text:p>
      <text:p text:style-name="P7"><text:s text:c="4"/>3. <text:span text:style-name="T5">Citação de citação (apud)</text:span></text:p>
      <text:p text:style-name="P7"/>
      <text:p text:style-name="P8">1. Autor-data com autor incluído na sentença</text:p>
      <text:p text:style-name="P8">2. Autor-data com autor entre parênteses.</text:p>
      <text:p text:style-name="P8">3. Sistema númerico.</text:p>
      <text:p text:style-name="P8"/>
      <text:p text:style-name="P8">9. Direta: É quando há a transcrição completa (cópia) de texto de outros autores</text:p>
      <text:p text:style-name="P8">Indireta: O autor lê e interpreta o texto de outros autores a fim de reproduzir as ideias com outras palavras.</text:p>
      <text:p text:style-name="P5"><text:span text:style-name="T5">Apud: Ocorre quando </text:span><text:span text:style-name="T6">não é possível o acesso ao documento original, assim, reproduz-se a informação já citada por outros autores.</text:span></text:p>
      <text:p text:style-name="P8"/>
      <text:p text:style-name="P8">10. <text:span text:style-name="T6">Direta:</text:span></text:p>
      <text:p text:style-name="P8">Segundo França e Vasconcelos (2007, p. 33), “dissertações e teses constituem o produto de pesquisas desenvolvidas em cursos no nível de pós-graduação (mestrado e doutorado).”</text:p>
      <text:p text:style-name="P8"/>
      <text:p text:style-name="P10">Indireta:</text:p>
      <text:p text:style-name="P10">Como lembra Martins (1984), o futuro desenvolvimento da informação está a cada dia mais</text:p>
      <text:p text:style-name="P10">dependente de um plano unificado de normalização.</text:p>
      <text:p text:style-name="P10"/>
      <text:p text:style-name="P10"><text:soft-page-break/>Apud:</text:p>
      <text:p text:style-name="P9">Segundo Ferreira (1998 citado por FRANÇA; VASCONCELLOS, 2007, p. 142), “as informações contidas numa referência devem ser extraídas do próprio documento eletrônico ou da</text:p>
      <text:p text:style-name="P9">documentação que o acompanha [...]”.</text:p>
      <text:p text:style-name="P9"/>
      <text:p text:style-name="P9"/>
      <text:p text:style-name="P14">Quando há resposta para o problema, hipóteses e objetivos da pesquisa, ela deve ser apresentada na seção de “Conclusões”. Quando <text:span text:style-name="T7">não há</text:span> uma conclusão final sobre o que foi proposto, <text:span text:style-name="T7">o autor </text:span>deve <text:span text:style-name="T7">apresentar o seu ponto de vista sobre o alcance e contribuição dos resultados obtidos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01:25:45.998003690</meta:creation-date>
    <dc:date>2020-06-15T11:47:43.288065822</dc:date>
    <meta:editing-duration>PT13M54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2" meta:paragraph-count="31" meta:word-count="417" meta:character-count="2743" meta:non-whitespace-character-count="2343"/>
  </office:meta>
</office:document-meta>
</file>